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92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478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5638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69])" table:allow-empty-cell="true" table:display-list="unsorted" table:base-cell-address="Feuille1.X21"/>
        <table:content-validation table:name="val7" table:condition="of:cell-content-is-in-list([$Feuille1.$A$25:.$A$6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220">
            <text:p>220</text:p>
          </table:table-cell>
          <table:table-cell office:value-type="string">
            <text:p>V_Alpha1_laser</text:p>
          </table:table-cell>
          <table:table-cell table:style-name="ce5" office:value-type="string">
            <text:p>V_laser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220">
            <text:p>22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250">
            <text:p>250</text:p>
          </table:table-cell>
          <table:table-cell table:style-name="ce18" table:content-validation-name="val6" office:value-type="string">
            <text:p>V_Alpha2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160">
            <text:p>16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circle</text:p>
          </table:table-cell>
          <table:table-cell table:style-name="ce10"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80">
            <text:p>80</text:p>
          </table:table-cell>
          <table:table-cell table:style-name="ce18" table:content-validation-name="val6" office:value-type="string">
            <text:p>V_Delta1_Routine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3">
          <table:table-cell table:style-name="ce3"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30">
            <text:p>30</text:p>
          </table:table-cell>
          <table:table-cell table:style-name="ce11"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enemyClock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14">
            <text:p>14</text:p>
          </table:table-cell>
          <table:table-cell table:style-name="ce18" table:content-validation-name="val6" office:value-type="string">
            <text:p>V_Delta1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3">
          <table:table-cell table:style-name="ce3"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3/29/2015</text:date>, <text:time>01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9T01:38:06.71</dc:date>
    <dc:creator>Wister </dc:creator>
    <meta:editing-duration>PT1H16M12S</meta:editing-duration>
    <meta:editing-cycles>42</meta:editing-cycles>
    <meta:document-statistic meta:table-count="1" meta:cell-count="510" meta:object-count="0"/>
  </office:meta>
</office:document-meta>
</file>